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Results" style:family="table">
      <style:table-properties style:width="6.8438in" fo:margin-left="0.0875in" table:align="left" style:shadow="none" style:may-break-between-rows="true" table:border-model="collapsing"/>
    </style:style>
    <style:style style:name="Results.A" style:family="table-column">
      <style:table-column-properties style:column-width="1.6458in"/>
    </style:style>
    <style:style style:name="Results.B" style:family="table-column">
      <style:table-column-properties style:column-width="1.7292in"/>
    </style:style>
    <style:style style:name="Results.C" style:family="table-column">
      <style:table-column-properties style:column-width="2.0417in"/>
    </style:style>
    <style:style style:name="Results.D" style:family="table-column">
      <style:table-column-properties style:column-width="1.4271in"/>
    </style:style>
    <style:style style:name="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sults.2" style:family="table-row">
      <style:table-row-properties fo:keep-together="auto"/>
    </style:style>
    <style:style style:name="Results.A2" style:family="table-cell">
      <style:table-cell-properties fo:background-color="transparent" fo:padding="0in" fo:border="none" style:writing-mode="page">
        <style:background-image/>
      </style:table-cell-properties>
    </style:style>
    <style:style style:name="Results.B2" style:family="table-cell">
      <style:table-cell-properties fo:background-color="transparent" fo:padding="0in" fo:border="none" style:writing-mode="page">
        <style:background-image/>
      </style:table-cell-properties>
    </style:style>
    <style:style style:name="Results.C2" style:family="table-cell">
      <style:table-cell-properties fo:background-color="transparent" fo:padding="0in" fo:border="none" style:writing-mode="page">
        <style:background-image/>
      </style:table-cell-properties>
    </style:style>
    <style:style style:name="Results.D2" style:family="table-cell" style:data-style-name="N0">
      <style:table-cell-properties fo:background-color="transparent" fo:padding="0in" fo:border="none" style:writing-mode="page">
        <style:background-image/>
      </style:table-cell-properties>
    </style:style>
    <style:style style:name="Results.B3" style:family="table-cell">
      <style:table-cell-properties fo:background-color="transparent" fo:padding="0in" fo:border="none" style:writing-mode="page">
        <style:background-image/>
      </style:table-cell-properties>
    </style:style>
    <style:style style:name="Results.C3" style:family="table-cell">
      <style:table-cell-properties fo:background-color="transparent" fo:padding="0in" fo:border="none" style:writing-mode="page">
        <style:background-image/>
      </style:table-cell-properties>
    </style:style>
    <style:style style:name="Results.B4" style:family="table-cell">
      <style:table-cell-properties fo:background-color="transparent" fo:padding="0in" fo:border="none" style:writing-mode="page">
        <style:background-image/>
      </style:table-cell-properties>
    </style:style>
    <style:style style:name="Results.C4" style:family="table-cell">
      <style:table-cell-properties fo:background-color="transparent" fo:padding="0in" fo:border="none" style:writing-mode="page">
        <style:background-image/>
      </style:table-cell-properties>
    </style:style>
    <style:style style:name="Results.5" style:family="table-row">
      <style:table-row-properties style:min-row-height="0.5708in" fo:keep-together="auto"/>
    </style:style>
    <style:style style:name="Results.B5" style:family="table-cell">
      <style:table-cell-properties fo:background-color="transparent" fo:padding="0in" fo:border="none" style:writing-mode="page">
        <style:background-image/>
      </style:table-cell-properties>
    </style:style>
    <style:style style:name="Results.C5" style:family="table-cell">
      <style:table-cell-properties fo:background-color="transparent" fo:padding="0in" fo:border="none" style:writing-mode="page">
        <style:background-image/>
      </style:table-cell-properties>
    </style:style>
    <style:style style:name="Results.6" style:family="table-row">
      <style:table-row-properties style:min-row-height="1.3125in" fo:keep-together="auto"/>
    </style:style>
    <style:style style:name="Results.B6" style:family="table-cell">
      <style:table-cell-properties fo:background-color="transparent" fo:padding="0in" fo:border="none" style:writing-mode="page">
        <style:background-image/>
      </style:table-cell-properties>
    </style:style>
    <style:style style:name="Results.C6" style:family="table-cell">
      <style:table-cell-properties fo:background-color="transparent" fo:padding="0in" fo:border="none" style:writing-mode="page">
        <style:background-image/>
      </style:table-cell-properties>
    </style:style>
    <style:style style:name="Results.7" style:family="table-row">
      <style:table-row-properties style:min-row-height="0.1708in" fo:keep-together="auto"/>
    </style:style>
    <style:style style:name="Results.B7" style:family="table-cell">
      <style:table-cell-properties fo:background-color="transparent" fo:padding="0in" fo:border="none" style:writing-mode="page">
        <style:background-image/>
      </style:table-cell-properties>
    </style:style>
    <style:style style:name="Results.C7" style:family="table-cell">
      <style:table-cell-properties fo:background-color="transparent" fo:padding="0in" fo:border="none" style:writing-mode="page">
        <style:background-image/>
      </style:table-cell-properties>
    </style:style>
    <style:style style:name="Results.B8" style:family="table-cell">
      <style:table-cell-properties fo:background-color="transparent" fo:padding="0in" fo:border="none" style:writing-mode="page">
        <style:background-image/>
      </style:table-cell-properties>
    </style:style>
    <style:style style:name="Results.C8" style:family="table-cell">
      <style:table-cell-properties fo:background-color="transparent" fo:padding="0in" fo:border="none" style:writing-mode="page">
        <style:background-image/>
      </style:table-cell-properties>
    </style:style>
    <style:style style:name="Results.9" style:family="table-row">
      <style:table-row-properties style:min-row-height="0.1708in"/>
    </style:style>
    <style:style style:name="Results.A9" style:family="table-cell">
      <style:table-cell-properties fo:background-color="transparent" fo:padding="0in" fo:border-left="none" fo:border-right="none" fo:border-top="none" fo:border-bottom="0.75pt solid #000000" style:writing-mode="page">
        <style:background-image/>
      </style:table-cell-properties>
    </style:style>
    <style:style style:name="Results.B9" style:family="table-cell">
      <style:table-cell-properties fo:background-color="transparent" fo:padding="0in" fo:border-left="none" fo:border-right="none" fo:border-top="none" fo:border-bottom="0.75pt solid #000000" style:writing-mode="page">
        <style:background-image/>
      </style:table-cell-properties>
    </style:style>
    <style:style style:name="Results.C9" style:family="table-cell">
      <style:table-cell-properties fo:background-color="transparent" fo:padding="0in" fo:border-left="none" fo:border-right="none" fo:border-top="none" fo:border-bottom="0.75pt solid #000000" style:writing-mode="page">
        <style:background-image/>
      </style:table-cell-properties>
    </style:style>
    <style:style style:name="Results.D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16057c"/>
    </style:style>
    <style:style style:name="P2" style:family="paragraph" style:parent-style-name="Standard">
      <style:text-properties officeooo:rsid="001d10bb"/>
    </style:style>
    <style:style style:name="P3" style:family="paragraph" style:parent-style-name="Standard">
      <style:text-properties officeooo:paragraph-rsid="001d10bb"/>
    </style:style>
    <style:style style:name="P4" style:family="paragraph" style:parent-style-name="Standard">
      <style:text-properties officeooo:paragraph-rsid="0016288d"/>
    </style:style>
    <style:style style:name="P5" style:family="paragraph" style:parent-style-name="Standard">
      <style:text-properties officeooo:rsid="00166a36" officeooo:paragraph-rsid="001d10bb"/>
    </style:style>
    <style:style style:name="P6" style:family="paragraph" style:parent-style-name="Standard">
      <style:text-properties officeooo:rsid="0016288d" officeooo:paragraph-rsid="0016288d"/>
    </style:style>
    <style:style style:name="P7" style:family="paragraph" style:parent-style-name="Standard">
      <style:text-properties officeooo:rsid="00166a36" officeooo:paragraph-rsid="001811fd"/>
    </style:style>
    <style:style style:name="P8" style:family="paragraph" style:parent-style-name="Standard">
      <style:text-properties officeooo:rsid="00166a36" officeooo:paragraph-rsid="00166a36"/>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6a36" officeooo:paragraph-rsid="00166a3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6a36" officeooo:paragraph-rsid="001811f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11fd" officeooo:paragraph-rsid="001811f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11fd" officeooo:paragraph-rsid="001811f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e921" officeooo:paragraph-rsid="0019e92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442d" officeooo:paragraph-rsid="001b442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442d" officeooo:paragraph-rsid="001b442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e921" officeooo:paragraph-rsid="0019e92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rsid="001b442d" officeooo:paragraph-rsid="001b442d"/>
    </style:style>
    <style:style style:name="T1" style:family="text">
      <style:text-properties fo:font-weight="bold" style:font-weight-asian="bold" style:font-weight-complex="bold"/>
    </style:style>
    <style:style style:name="T2" style:family="text">
      <style:text-properties officeooo:rsid="001d10bb"/>
    </style:style>
    <style:style style:name="T3" style:family="text">
      <style:text-properties officeooo:rsid="0016288d"/>
    </style:style>
    <style:style style:name="T4" style:family="text">
      <style:text-properties officeooo:rsid="00166a36"/>
    </style:style>
    <style:style style:name="T5" style:family="text">
      <style:text-properties officeooo:rsid="001811fd"/>
    </style:style>
    <style:style style:name="T6" style:family="text">
      <style:text-properties officeooo:rsid="001b44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metimes, it is not enough to simply generate data and plots. Quite often, your job will be to take the data and make sense of it for someone else. In this try-it activity, you will use the provided Jupyter Notebook and complete your calculations. Then, you will report your findings back to your peers as a discussion post. This structure will test your ability to generate the data in the Jupyter Notebook and your ability to communicate your findings meaningfully to others.</text:p>
      <text:p text:style-name="Standard"/>
      <text:p text:style-name="P1">In this activity, you will be looking at <text:span text:style-name="T1">baseball players’ salaries</text:span>.</text:p>
      <text:p text:style-name="P1"><text:span text:style-name="T1">Compare sample means for different sample sizes</text:span>.</text:p>
      <text:p text:style-name="P1">Then, explain how the distribution of these sample means changes as the sample size changes and how the <text:span text:style-name="T1">mean</text:span> and <text:span text:style-name="T1">standard deviation</text:span> of the distributions change as well.</text:p>
      <text:p text:style-name="P1"/>
      <text:p text:style-name="P1">Compose your explanation as an email to a fellow co-worker explaining to them what the sample size changes (and the subsequent changes in mean and standard deviation) mean for data analysis.</text:p>
      <text:p text:style-name="Standard">Submission Instructions:</text:p>
      <text:p text:style-name="Standard"/>
      <text:p text:style-name="Standard">Because all learners are using the same dataset, this discussion may have similar responses. However, feel free to respond to other learners if you find their explanations particularly insightful.</text:p>
      <text:p text:style-name="Standard">Your initial post should be no more than 200 words.</text:p>
      <text:p text:style-name="Standard">The average completion time for this activity is <text:span text:style-name="T1">20 minutes.</text:span>"""</text:p>
      <text:p text:style-name="Standard"/>
      <text:p text:style-name="Standard">The Central Limit Theorem (CLT) states that the distribution of sample means approaches a normal distribution as the sample size (\(n\)) increases, regardless of the population's original distribution shape. For a sufficiently large sample (\(n\ge 30\)), the sampling distribution will have a mean equal to the population mean (\(\mu \)) and a standard deviation (standard error) of \(\frac{\sigma }{\sqrt{n}}\)</text:p>
      <text:p text:style-name="P2"/>
      <text:p text:style-name="P2"/>
      <text:p text:style-name="P2"/>
      <text:p text:style-name="P3"><text:span text:style-name="T2">The central limit theorem says that the mean and standard deviation of a sample will be the same as the the population mean and standard deviation given a “sufficiently large” sample. The conventional wisdom is this is about 30. [UC Berkeley Module 2]. <text:s/>For this study I took the pattern in </text:span><text:span text:style-name="T3">maintained 500 samples from self_study_colab_activity_2_2 </text:span><text:span text:style-name="T2">where a Gaussian distribution was sampled and averaged and applied it to the baseball salaries.</text:span></text:p>
      <text:p text:style-name="P4"/>
      <text:p text:style-name="P3"><text:span text:style-name="T3">Us</text:span><text:span text:style-name="T2">ing</text:span><text:span text:style-name="T3"> the same model, but isolated</text:span><text:span text:style-name="T2">ing</text:span><text:span text:style-name="T3"> the ‘base_salary’ column into a </text:span><text:span text:style-name="T4">python list, python random.sample(salaries,k=sample_size) </text:span><text:span text:style-name="T2">was used to </text:span><text:span text:style-name="T4">to repeat the test using different sample sizes.</text:span></text:p>
      <text:p text:style-name="P5"/>
      <text:p text:style-name="P6"/>
      <text:p text:style-name="P7"><text:span text:style-name="T2">P</text:span>opulation mean of the 590,210 salaries is mean of <text:span text:style-name="T1">46719</text:span> and standard deviation of <text:span text:style-name="T1">45027</text:span></text:p>
      <text:p text:style-name="P8"/>
      <text:p text:style-name="P8"/>
      <table:table table:name="Results" table:style-name="Results" table:template-name="Academic">
        <table:table-column table:style-name="Results.A"/>
        <table:table-column table:style-name="Results.B"/>
        <table:table-column table:style-name="Results.C"/>
        <table:table-column table:style-name="Results.D"/>
        <table:table-row>
          <table:table-cell table:style-name="Results.A1" office:value-type="string">
            <text:p text:style-name="P9">Sample Size</text:p>
          </table:table-cell>
          <table:table-cell table:style-name="Results.A1" office:value-type="string">
            <text:p text:style-name="P9">Average Mean</text:p>
          </table:table-cell>
          <table:table-cell table:style-name="Results.A1" office:value-type="string">
            <text:p text:style-name="P10">Average <text:span text:style-name="T5">Means</text:span></text:p>
            <text:p text:style-name="P10">Standard <text:span text:style-name="T5">D</text:span>eviation</text:p>
          </table:table-cell>
          <table:table-cell table:style-name="Results.A1" office:value-type="string">
            <text:p text:style-name="P11"/>
          </table:table-cell>
        </table:table-row>
        <table:table-row table:style-name="Results.2">
          <table:table-cell table:style-name="Results.A2" office:value-type="string">
            <text:p text:style-name="P9">5</text:p>
          </table:table-cell>
          <table:table-cell table:style-name="Results.B2" office:value-type="string">
            <text:p text:style-name="P12">45910</text:p>
            <text:p text:style-name="P12"/>
            <text:p text:style-name="P13"/>
          </table:table-cell>
          <table:table-cell table:style-name="Results.C2" office:value-type="string">
            <text:p text:style-name="P12">38775</text:p>
            <text:p text:style-name="P12"/>
            <text:p text:style-name="P13"/>
          </table:table-cell>
          <table:table-cell table:style-name="Results.D2">
            <text:p text:style-name="P11"/>
          </table:table-cell>
        </table:table-row>
        <table:table-row table:style-name="Results.2">
          <table:table-cell table:style-name="Results.A2" office:value-type="string">
            <text:p text:style-name="P13">10</text:p>
          </table:table-cell>
          <table:table-cell table:style-name="Results.B3" office:value-type="string">
            <text:p text:style-name="P14">47138</text:p>
            <text:p text:style-name="P14"/>
            <text:p text:style-name="P14"/>
          </table:table-cell>
          <table:table-cell table:style-name="Results.C3" office:value-type="string">
            <text:p text:style-name="P14">41950</text:p>
            <text:p text:style-name="P14"/>
          </table:table-cell>
          <table:table-cell table:style-name="Results.D2">
            <text:p text:style-name="P11"/>
          </table:table-cell>
        </table:table-row>
        <table:table-row table:style-name="Results.2">
          <table:table-cell table:style-name="Results.A2" office:value-type="string">
            <text:p text:style-name="P15">20</text:p>
          </table:table-cell>
          <table:table-cell table:style-name="Results.B4" office:value-type="string">
            <text:p text:style-name="P14">47548</text:p>
            <text:p text:style-name="P14"><text:soft-page-break/></text:p>
            <text:p text:style-name="P14"/>
          </table:table-cell>
          <table:table-cell table:style-name="Results.C4" office:value-type="string">
            <text:p text:style-name="P14">44329</text:p>
            <text:p text:style-name="P14"><text:soft-page-break/></text:p>
            <text:p text:style-name="P14"/>
            <text:p text:style-name="P14"/>
          </table:table-cell>
          <table:table-cell table:style-name="Results.D2">
            <text:p text:style-name="P11"/>
          </table:table-cell>
        </table:table-row>
        <table:table-row table:style-name="Results.5">
          <table:table-cell table:style-name="Results.A2" office:value-type="string">
            <text:p text:style-name="P15">30</text:p>
          </table:table-cell>
          <table:table-cell table:style-name="Results.B5" office:value-type="string">
            <text:p text:style-name="P14">46121</text:p>
            <text:p text:style-name="P14"/>
            <text:p text:style-name="P14"/>
          </table:table-cell>
          <table:table-cell table:style-name="Results.C5" office:value-type="string">
            <text:p text:style-name="P14">43714</text:p>
            <text:p text:style-name="P14"/>
            <text:p text:style-name="P14"/>
          </table:table-cell>
          <table:table-cell table:style-name="Results.D2" office:value-type="float" office:value="1">
            <text:p text:style-name="P16">1</text:p>
          </table:table-cell>
        </table:table-row>
        <table:table-row table:style-name="Results.6">
          <table:table-cell table:style-name="Results.A2" office:value-type="string">
            <text:p text:style-name="P17">50</text:p>
            <text:p text:style-name="P13"/>
          </table:table-cell>
          <table:table-cell table:style-name="Results.B6" office:value-type="string">
            <text:p text:style-name="P14">46774</text:p>
            <text:p text:style-name="P14"/>
            <text:p text:style-name="P14"/>
            <text:p text:style-name="P14"/>
            <text:p text:style-name="P14"/>
          </table:table-cell>
          <table:table-cell table:style-name="Results.C6" office:value-type="string">
            <text:p text:style-name="P14">44508</text:p>
            <text:p text:style-name="P14"/>
            <text:p text:style-name="P14"/>
            <text:p text:style-name="P14"/>
            <text:p text:style-name="P14"/>
          </table:table-cell>
          <table:table-cell table:style-name="Results.D2">
            <text:p text:style-name="P11"/>
          </table:table-cell>
        </table:table-row>
        <table:table-row table:style-name="Results.7">
          <table:table-cell table:style-name="Results.A2" office:value-type="string">
            <text:p text:style-name="P18">100</text:p>
            <text:p text:style-name="P13"/>
          </table:table-cell>
          <table:table-cell table:style-name="Results.B7" office:value-type="string">
            <text:p text:style-name="P14">46857</text:p>
            <text:p text:style-name="P14"/>
            <text:p text:style-name="P14"/>
            <text:p text:style-name="P14"/>
          </table:table-cell>
          <table:table-cell table:style-name="Results.C7" office:value-type="string">
            <text:p text:style-name="P14">45060</text:p>
            <text:p text:style-name="P14"/>
            <text:p text:style-name="P14"/>
            <text:p text:style-name="P14"/>
          </table:table-cell>
          <table:table-cell table:style-name="Results.D2">
            <text:p text:style-name="P11"/>
          </table:table-cell>
        </table:table-row>
        <table:table-row table:style-name="Results.7">
          <table:table-cell table:style-name="Results.A2" office:value-type="string">
            <text:p text:style-name="P17">500</text:p>
          </table:table-cell>
          <table:table-cell table:style-name="Results.B8" office:value-type="string">
            <text:p text:style-name="P14">46592</text:p>
            <text:p text:style-name="P14"/>
            <text:p text:style-name="P14"/>
          </table:table-cell>
          <table:table-cell table:style-name="Results.C8" office:value-type="string">
            <text:p text:style-name="P14">44967</text:p>
            <text:p text:style-name="P14"/>
            <text:p text:style-name="P14"/>
          </table:table-cell>
          <table:table-cell table:style-name="Results.D2">
            <text:p text:style-name="P11"/>
          </table:table-cell>
        </table:table-row>
        <table:table-row table:style-name="Results.9">
          <table:table-cell table:style-name="Results.A9" office:value-type="string">
            <text:p text:style-name="P18">100<text:span text:style-name="T6">0</text:span></text:p>
            <text:p text:style-name="P13"/>
          </table:table-cell>
          <table:table-cell table:style-name="Results.B9" office:value-type="string">
            <text:p text:style-name="P14">46711</text:p>
            <text:p text:style-name="P14"/>
            <text:p text:style-name="P14"/>
            <text:p text:style-name="P14"/>
            <text:p text:style-name="P14"/>
          </table:table-cell>
          <table:table-cell table:style-name="Results.C9" office:value-type="string">
            <text:p text:style-name="P14">44968</text:p>
            <text:p text:style-name="P14"/>
            <text:p text:style-name="P14"/>
            <text:p text:style-name="P14"/>
            <text:p text:style-name="P14"/>
          </table:table-cell>
          <table:table-cell table:style-name="Results.D9">
            <text:p text:style-name="P11"/>
          </table:table-cell>
        </table:table-row>
      </table:table>
      <text:p text:style-name="P8"/>
      <text:p text:style-name="P19">Observations less than 30 the standard deviation is below the population std. 30 is indeed closer, but samples of 100 are where the standard deviation really matches the population standard deviation. Numbers beyond 100 do not improve the score. <text:s/>Like the standard deviation sample sizes less than thirty have an erratic mean score for 30 and above the mean score is indeed close the the population mean. 30 is only 1.2% away from the actual me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4T16:48:34.643550691</meta:creation-date>
    <meta:editing-duration>PT20M45S</meta:editing-duration>
    <meta:editing-cycles>2</meta:editing-cycles>
    <meta:generator>LibreOffice/25.8.4.2$Linux_X86_64 LibreOffice_project/580$Build-2</meta:generator>
    <dc:date>2026-02-24T18:29:55.534859665</dc:date>
    <meta:document-statistic meta:table-count="1" meta:image-count="0" meta:object-count="0" meta:page-count="2" meta:paragraph-count="43" meta:word-count="490" meta:character-count="3019" meta:non-whitespace-character-count="2569"/>
  </office:meta>
</office:document-meta>
</file>